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5039in" svg:height="4.0783in" svg:x="0.1083in" svg:y="3.1161in">
            <draw:object draw:notify-on-update-of-ranges="Sheet1.B1:Sheet1.B1 Sheet1.B2:Sheet1.B17 Sheet1.C1:Sheet1.C1 Sheet1.C2:Sheet1.C17 Sheet1.D1:Sheet1.D1 Sheet1.D2:Sheet1.D17 Sheet1.E1:Sheet1.E1 Sheet1.E2:Sheet1.E17 Sheet1.F1:Sheet1.F1 Sheet1.F2:Sheet1.F17 Sheet1.G1:Sheet1.G1 Sheet1.G2:Sheet1.G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BubbleSort</text:p>
          </table:table-cell>
          <table:table-cell table:style-name="ce1" office:value-type="string" calcext:value-type="string">
            <text:p>SelectionSort</text:p>
          </table:table-cell>
          <table:table-cell table:style-name="ce1" office:value-type="string" calcext:value-type="string">
            <text:p>InsertionSort</text:p>
          </table:table-cell>
          <table:table-cell table:style-name="ce1" office:value-type="string" calcext:value-type="string">
            <text:p>ShellSort</text:p>
          </table:table-cell>
          <table:table-cell table:style-name="ce1" office:value-type="string" calcext:value-type="string">
            <text:p>QuickSort</text:p>
          </table:table-cell>
          <table:table-cell table:style-name="ce1" office:value-type="string" calcext:value-type="string">
            <text:p>MergeS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14" calcext:value-type="float">
            <text:p>0.00014</text:p>
          </table:table-cell>
          <table:table-cell table:style-name="ce2" office:value-type="float" office:value="0.000072" calcext:value-type="float">
            <text:p>7.20E-005</text:p>
          </table:table-cell>
          <table:table-cell table:style-name="ce2" office:value-type="float" office:value="0.000073" calcext:value-type="float">
            <text:p>7.30E-005</text:p>
          </table:table-cell>
          <table:table-cell office:value-type="float" office:value="0.000206" calcext:value-type="float">
            <text:p>0.000206</text:p>
          </table:table-cell>
          <table:table-cell table:style-name="ce2" office:value-type="float" office:value="0.000083" calcext:value-type="float">
            <text:p>8.30E-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2409" calcext:value-type="float">
            <text:p>0.002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3444" calcext:value-type="float">
            <text:p>0.003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0.001053" calcext:value-type="float">
            <text:p>0.001053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0.00862" calcext:value-type="float">
            <text:p>0.00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499" calcext:value-type="float">
            <text:p>0.012499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0.02092" calcext:value-type="float">
            <text:p>0.020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005" calcext:value-type="float">
            <text:p>0.035005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8907" calcext:value-type="float">
            <text:p>0.008907</text:p>
          </table:table-cell>
          <table:table-cell office:value-type="float" office:value="0.011278" calcext:value-type="float">
            <text:p>0.011278</text:p>
          </table:table-cell>
          <table:table-cell office:value-type="float" office:value="0.051524" calcext:value-type="float">
            <text:p>0.0515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7372" calcext:value-type="float">
            <text:p>0.167372</text:p>
          </table:table-cell>
          <table:table-cell office:value-type="float" office:value="0.06323" calcext:value-type="float">
            <text:p>0.06323</text:p>
          </table:table-cell>
          <table:table-cell office:value-type="float" office:value="0.024454" calcext:value-type="float">
            <text:p>0.024454</text:p>
          </table:table-cell>
          <table:table-cell office:value-type="float" office:value="0.017558" calcext:value-type="float">
            <text:p>0.017558</text:p>
          </table:table-cell>
          <table:table-cell office:value-type="float" office:value="0.023453" calcext:value-type="float">
            <text:p>0.023453</text:p>
          </table:table-cell>
          <table:table-cell office:value-type="float" office:value="0.108791" calcext:value-type="float">
            <text:p>0.1087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4332" calcext:value-type="float">
            <text:p>0.664332</text:p>
          </table:table-cell>
          <table:table-cell office:value-type="float" office:value="0.243605" calcext:value-type="float">
            <text:p>0.243605</text:p>
          </table:table-cell>
          <table:table-cell office:value-type="float" office:value="0.102553" calcext:value-type="float">
            <text:p>0.102553</text:p>
          </table:table-cell>
          <table:table-cell office:value-type="float" office:value="0.053081" calcext:value-type="float">
            <text:p>0.053081</text:p>
          </table:table-cell>
          <table:table-cell office:value-type="float" office:value="0.064997" calcext:value-type="float">
            <text:p>0.064997</text:p>
          </table:table-cell>
          <table:table-cell office:value-type="float" office:value="0.230744" calcext:value-type="float">
            <text:p>0.2307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3123" calcext:value-type="float">
            <text:p>2.73123</text:p>
          </table:table-cell>
          <table:table-cell office:value-type="float" office:value="0.952304" calcext:value-type="float">
            <text:p>0.952304</text:p>
          </table:table-cell>
          <table:table-cell office:value-type="float" office:value="0.37015" calcext:value-type="float">
            <text:p>0.37015</text:p>
          </table:table-cell>
          <table:table-cell office:value-type="float" office:value="0.146093" calcext:value-type="float">
            <text:p>0.146093</text:p>
          </table:table-cell>
          <table:table-cell office:value-type="float" office:value="0.133863" calcext:value-type="float">
            <text:p>0.133863</text:p>
          </table:table-cell>
          <table:table-cell office:value-type="float" office:value="0.485175" calcext:value-type="float">
            <text:p>0.485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0109" calcext:value-type="float">
            <text:p>11.0109</text:p>
          </table:table-cell>
          <table:table-cell office:value-type="float" office:value="3.80144" calcext:value-type="float">
            <text:p>3.80144</text:p>
          </table:table-cell>
          <table:table-cell office:value-type="float" office:value="1.47474" calcext:value-type="float">
            <text:p>1.47474</text:p>
          </table:table-cell>
          <table:table-cell office:value-type="float" office:value="0.32777" calcext:value-type="float">
            <text:p>0.32777</text:p>
          </table:table-cell>
          <table:table-cell office:value-type="float" office:value="0.32915" calcext:value-type="float">
            <text:p>0.32915</text:p>
          </table:table-cell>
          <table:table-cell office:value-type="float" office:value="1.00797" calcext:value-type="float">
            <text:p>1.007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9607" calcext:value-type="float">
            <text:p>33.9607</text:p>
          </table:table-cell>
          <table:table-cell office:value-type="float" office:value="15.1013" calcext:value-type="float">
            <text:p>15.1013</text:p>
          </table:table-cell>
          <table:table-cell office:value-type="float" office:value="5.50547" calcext:value-type="float">
            <text:p>5.50547</text:p>
          </table:table-cell>
          <table:table-cell office:value-type="float" office:value="0.721006" calcext:value-type="float">
            <text:p>0.721006</text:p>
          </table:table-cell>
          <table:table-cell office:value-type="float" office:value="0.661459" calcext:value-type="float">
            <text:p>0.661459</text:p>
          </table:table-cell>
          <table:table-cell office:value-type="float" office:value="2.10941" calcext:value-type="float">
            <text:p>2.109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.937" calcext:value-type="float">
            <text:p>136.937</text:p>
          </table:table-cell>
          <table:table-cell office:value-type="float" office:value="59.7857" calcext:value-type="float">
            <text:p>59.7857</text:p>
          </table:table-cell>
          <table:table-cell office:value-type="float" office:value="22.7524" calcext:value-type="float">
            <text:p>22.7524</text:p>
          </table:table-cell>
          <table:table-cell office:value-type="float" office:value="1.59988" calcext:value-type="float">
            <text:p>1.59988</text:p>
          </table:table-cell>
          <table:table-cell office:value-type="float" office:value="1.56939" calcext:value-type="float">
            <text:p>1.56939</text:p>
          </table:table-cell>
          <table:table-cell office:value-type="float" office:value="4.41639" calcext:value-type="float">
            <text:p>4.416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2.775" calcext:value-type="float">
            <text:p>552.775</text:p>
          </table:table-cell>
          <table:table-cell office:value-type="float" office:value="238.78" calcext:value-type="float">
            <text:p>238.78</text:p>
          </table:table-cell>
          <table:table-cell office:value-type="float" office:value="92.2643" calcext:value-type="float">
            <text:p>92.2643</text:p>
          </table:table-cell>
          <table:table-cell office:value-type="float" office:value="3.30706" calcext:value-type="float">
            <text:p>3.30706</text:p>
          </table:table-cell>
          <table:table-cell office:value-type="float" office:value="3.25184" calcext:value-type="float">
            <text:p>3.25184</text:p>
          </table:table-cell>
          <table:table-cell office:value-type="float" office:value="9.32505" calcext:value-type="float">
            <text:p>9.325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43.43" calcext:value-type="float">
            <text:p>2143.43</text:p>
          </table:table-cell>
          <table:table-cell office:value-type="float" office:value="959.689" calcext:value-type="float">
            <text:p>959.689</text:p>
          </table:table-cell>
          <table:table-cell office:value-type="float" office:value="368.286" calcext:value-type="float">
            <text:p>368.286</text:p>
          </table:table-cell>
          <table:table-cell office:value-type="float" office:value="7.83673" calcext:value-type="float">
            <text:p>7.83673</text:p>
          </table:table-cell>
          <table:table-cell office:value-type="float" office:value="6.63541" calcext:value-type="float">
            <text:p>6.63541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43.18" calcext:value-type="float">
            <text:p>8043.18</text:p>
          </table:table-cell>
          <table:table-cell office:value-type="float" office:value="3895.48" calcext:value-type="float">
            <text:p>3895.48</text:p>
          </table:table-cell>
          <table:table-cell office:value-type="float" office:value="1476.83" calcext:value-type="float">
            <text:p>1476.83</text:p>
          </table:table-cell>
          <table:table-cell office:value-type="float" office:value="16.7703" calcext:value-type="float">
            <text:p>16.7703</text:p>
          </table:table-cell>
          <table:table-cell office:value-type="float" office:value="14.3579" calcext:value-type="float">
            <text:p>14.3579</text:p>
          </table:table-cell>
          <table:table-cell office:value-type="float" office:value="40.4329" calcext:value-type="float">
            <text:p>40.4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963.2" calcext:value-type="float">
            <text:p>31963.2</text:p>
          </table:table-cell>
          <table:table-cell office:value-type="float" office:value="15729.6" calcext:value-type="float">
            <text:p>15729.6</text:p>
          </table:table-cell>
          <table:table-cell office:value-type="float" office:value="5861.53" calcext:value-type="float">
            <text:p>5861.53</text:p>
          </table:table-cell>
          <table:table-cell office:value-type="float" office:value="43.779" calcext:value-type="float">
            <text:p>43.779</text:p>
          </table:table-cell>
          <table:table-cell office:value-type="float" office:value="31.4672" calcext:value-type="float">
            <text:p>31.4672</text:p>
          </table:table-cell>
          <table:table-cell office:value-type="float" office:value="83.5207" calcext:value-type="float">
            <text:p>83.5207</text:p>
          </table:table-cell>
        </table:table-row>
        <table:table-row table:style-name="ro1" table:number-rows-repeated="21"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6:08:41.868658336</meta:creation-date>
    <dc:date>2016-09-26T16:21:01.353076819</dc:date>
    <meta:editing-duration>P0D</meta:editing-duration>
    <meta:editing-cycles>1</meta:editing-cycles>
    <meta:document-statistic meta:table-count="1" meta:cell-count="11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521cm" svg:height="10.36cm" xlink:href=".." xlink:type="simple" chart:class="chart:line" chart:style-name="ch1">
        <chart:title svg:x="5.055cm" svg:y="0.343cm" chart:style-name="ch2">
          <text:p>Time as a function of array size</text:p>
        </chart:title>
        <chart:legend chart:legend-position="end" svg:x="13.113cm" svg:y="3.636cm" style:legend-expansion="high" chart:style-name="ch3"/>
        <chart:plot-area chart:style-name="ch4" table:cell-range-address="Sheet1.B1:Sheet1.G17" chart:data-source-has-labels="row" svg:x="1.341cm" svg:y="1.355cm" svg:width="11.442cm" svg:height="7.817cm">
          <chartooo:coordinate-region svg:x="2.809cm" svg:y="1.554cm" svg:width="9.788cm" svg:height="6.971cm"/>
          <chart:axis chart:dimension="x" chart:name="primary-x" chart:style-name="ch5">
            <chart:title svg:x="5.827cm" svg:y="9.379cm" chart:style-name="ch6">
              <text:p>Array size (log2)</text:p>
            </chart:title>
          </chart:axis>
          <chart:axis chart:dimension="y" chart:name="primary-y" chart:style-name="ch7">
            <chart:title svg:x="0.451cm" svg:y="6.643cm" chart:style-name="ch8">
              <text:p>Time in ms (log10)</text:p>
            </chart:title>
            <chart:grid chart:style-name="ch9" chart:class="major"/>
          </chart:axis>
          <chart:series chart:style-name="ch10" chart:values-cell-range-address="Sheet1.B2:Sheet1.B17" chart:label-cell-address="Sheet1.B1:Sheet1.B1" chart:class="chart:line">
            <chart:data-point chart:repeated="16"/>
          </chart:series>
          <chart:series chart:style-name="ch11" chart:values-cell-range-address="Sheet1.C2:Sheet1.C17" chart:label-cell-address="Sheet1.C1:Sheet1.C1" chart:class="chart:line">
            <chart:data-point chart:repeated="16"/>
          </chart:series>
          <chart:series chart:style-name="ch12" chart:values-cell-range-address="Sheet1.D2:Sheet1.D17" chart:label-cell-address="Sheet1.D1:Sheet1.D1" chart:class="chart:line">
            <chart:data-point chart:repeated="16"/>
          </chart:series>
          <chart:series chart:style-name="ch13" chart:values-cell-range-address="Sheet1.E2:Sheet1.E17" chart:label-cell-address="Sheet1.E1:Sheet1.E1" chart:class="chart:line">
            <chart:data-point chart:repeated="16"/>
          </chart:series>
          <chart:series chart:style-name="ch14" chart:values-cell-range-address="Sheet1.F2:Sheet1.F17" chart:label-cell-address="Sheet1.F1:Sheet1.F1" chart:class="chart:line">
            <chart:data-point chart:repeated="16"/>
          </chart:series>
          <chart:series chart:style-name="ch15" chart:values-cell-range-address="Sheet1.G2:Sheet1.G17" chart:label-cell-address="Sheet1.G1:Sheet1.G1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Sheet1.B1:Sheet1.B1</svg:desc>
                </draw:g>
              </table:table-cell>
              <table:table-cell office:value-type="string">
                <text:p>SelectionSort</text:p>
                <draw:g>
                  <svg:desc>Sheet1.C1:Sheet1.C1</svg:desc>
                </draw:g>
              </table:table-cell>
              <table:table-cell office:value-type="string">
                <text:p>InsertionSort</text:p>
                <draw:g>
                  <svg:desc>Sheet1.D1:Sheet1.D1</svg:desc>
                </draw:g>
              </table:table-cell>
              <table:table-cell office:value-type="string">
                <text:p>ShellSort</text:p>
                <draw:g>
                  <svg:desc>Sheet1.E1:Sheet1.E1</svg:desc>
                </draw:g>
              </table:table-cell>
              <table:table-cell office:value-type="string">
                <text:p>QuickSort</text:p>
                <draw:g>
                  <svg:desc>Sheet1.F1:Sheet1.F1</svg:desc>
                </draw:g>
              </table:table-cell>
              <table:table-cell office:value-type="string">
                <text:p>MergeSor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22">
                <text:p>0.000222</text:p>
                <draw:g>
                  <svg:desc>Sheet1.B2:Sheet1.B17</svg:desc>
                </draw:g>
              </table:table-cell>
              <table:table-cell office:value-type="float" office:value="0.00014">
                <text:p>0.00014</text:p>
                <draw:g>
                  <svg:desc>Sheet1.C2:Sheet1.C17</svg:desc>
                </draw:g>
              </table:table-cell>
              <table:table-cell office:value-type="float" office:value="0.000072">
                <text:p>0.000072</text:p>
                <draw:g>
                  <svg:desc>Sheet1.D2:Sheet1.D17</svg:desc>
                </draw:g>
              </table:table-cell>
              <table:table-cell office:value-type="float" office:value="0.000073">
                <text:p>0.000073</text:p>
                <draw:g>
                  <svg:desc>Sheet1.E2:Sheet1.E17</svg:desc>
                </draw:g>
              </table:table-cell>
              <table:table-cell office:value-type="float" office:value="0.000206">
                <text:p>0.000206</text:p>
                <draw:g>
                  <svg:desc>Sheet1.F2:Sheet1.F17</svg:desc>
                </draw:g>
              </table:table-cell>
              <table:table-cell office:value-type="float" office:value="0.000083">
                <text:p>0.000083</text:p>
                <draw:g>
                  <svg:desc>Sheet1.G2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228">
                <text:p>0.000228</text:p>
              </table:table-cell>
              <table:table-cell office:value-type="float" office:value="0.000345">
                <text:p>0.000345</text:p>
              </table:table-cell>
              <table:table-cell office:value-type="float" office:value="0.002409">
                <text:p>0.002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12">
                <text:p>0.00112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355">
                <text:p>0.000355</text:p>
              </table:table-cell>
              <table:table-cell office:value-type="float" office:value="0.00026">
                <text:p>0.00026</text:p>
              </table:table-cell>
              <table:table-cell office:value-type="float" office:value="0.000625">
                <text:p>0.000625</text:p>
              </table:table-cell>
              <table:table-cell office:value-type="float" office:value="0.003444">
                <text:p>0.003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53">
                <text:p>0.00353</text:p>
              </table:table-cell>
              <table:table-cell office:value-type="float" office:value="0.001285">
                <text:p>0.001285</text:p>
              </table:table-cell>
              <table:table-cell office:value-type="float" office:value="0.000808">
                <text:p>0.000808</text:p>
              </table:table-cell>
              <table:table-cell office:value-type="float" office:value="0.001053">
                <text:p>0.001053</text:p>
              </table:table-cell>
              <table:table-cell office:value-type="float" office:value="0.001607">
                <text:p>0.001607</text:p>
              </table:table-cell>
              <table:table-cell office:value-type="float" office:value="0.00862">
                <text:p>0.00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499">
                <text:p>0.012499</text:p>
              </table:table-cell>
              <table:table-cell office:value-type="float" office:value="0.00484">
                <text:p>0.00484</text:p>
              </table:table-cell>
              <table:table-cell office:value-type="float" office:value="0.002326">
                <text:p>0.002326</text:p>
              </table:table-cell>
              <table:table-cell office:value-type="float" office:value="0.003534">
                <text:p>0.003534</text:p>
              </table:table-cell>
              <table:table-cell office:value-type="float" office:value="0.007081">
                <text:p>0.007081</text:p>
              </table:table-cell>
              <table:table-cell office:value-type="float" office:value="0.02092">
                <text:p>0.0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005">
                <text:p>0.035005</text:p>
              </table:table-cell>
              <table:table-cell office:value-type="float" office:value="0.01685">
                <text:p>0.01685</text:p>
              </table:table-cell>
              <table:table-cell office:value-type="float" office:value="0.00566">
                <text:p>0.00566</text:p>
              </table:table-cell>
              <table:table-cell office:value-type="float" office:value="0.008907">
                <text:p>0.008907</text:p>
              </table:table-cell>
              <table:table-cell office:value-type="float" office:value="0.011278">
                <text:p>0.011278</text:p>
              </table:table-cell>
              <table:table-cell office:value-type="float" office:value="0.051524">
                <text:p>0.051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7372">
                <text:p>0.167372</text:p>
              </table:table-cell>
              <table:table-cell office:value-type="float" office:value="0.06323">
                <text:p>0.06323</text:p>
              </table:table-cell>
              <table:table-cell office:value-type="float" office:value="0.024454">
                <text:p>0.024454</text:p>
              </table:table-cell>
              <table:table-cell office:value-type="float" office:value="0.017558">
                <text:p>0.017558</text:p>
              </table:table-cell>
              <table:table-cell office:value-type="float" office:value="0.023453">
                <text:p>0.023453</text:p>
              </table:table-cell>
              <table:table-cell office:value-type="float" office:value="0.108791">
                <text:p>0.108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4332">
                <text:p>0.664332</text:p>
              </table:table-cell>
              <table:table-cell office:value-type="float" office:value="0.243605">
                <text:p>0.243605</text:p>
              </table:table-cell>
              <table:table-cell office:value-type="float" office:value="0.102553">
                <text:p>0.102553</text:p>
              </table:table-cell>
              <table:table-cell office:value-type="float" office:value="0.053081">
                <text:p>0.053081</text:p>
              </table:table-cell>
              <table:table-cell office:value-type="float" office:value="0.064997">
                <text:p>0.064997</text:p>
              </table:table-cell>
              <table:table-cell office:value-type="float" office:value="0.230744">
                <text:p>0.230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3123">
                <text:p>2.73123</text:p>
              </table:table-cell>
              <table:table-cell office:value-type="float" office:value="0.952304">
                <text:p>0.952304</text:p>
              </table:table-cell>
              <table:table-cell office:value-type="float" office:value="0.37015">
                <text:p>0.37015</text:p>
              </table:table-cell>
              <table:table-cell office:value-type="float" office:value="0.146093">
                <text:p>0.146093</text:p>
              </table:table-cell>
              <table:table-cell office:value-type="float" office:value="0.133863">
                <text:p>0.133863</text:p>
              </table:table-cell>
              <table:table-cell office:value-type="float" office:value="0.485175">
                <text:p>0.485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0109">
                <text:p>11.0109</text:p>
              </table:table-cell>
              <table:table-cell office:value-type="float" office:value="3.80144">
                <text:p>3.80144</text:p>
              </table:table-cell>
              <table:table-cell office:value-type="float" office:value="1.47474">
                <text:p>1.47474</text:p>
              </table:table-cell>
              <table:table-cell office:value-type="float" office:value="0.32777">
                <text:p>0.32777</text:p>
              </table:table-cell>
              <table:table-cell office:value-type="float" office:value="0.32915">
                <text:p>0.32915</text:p>
              </table:table-cell>
              <table:table-cell office:value-type="float" office:value="1.00797">
                <text:p>1.00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9607">
                <text:p>33.9607</text:p>
              </table:table-cell>
              <table:table-cell office:value-type="float" office:value="15.1013">
                <text:p>15.1013</text:p>
              </table:table-cell>
              <table:table-cell office:value-type="float" office:value="5.50547">
                <text:p>5.50547</text:p>
              </table:table-cell>
              <table:table-cell office:value-type="float" office:value="0.721006">
                <text:p>0.721006</text:p>
              </table:table-cell>
              <table:table-cell office:value-type="float" office:value="0.661459">
                <text:p>0.661459</text:p>
              </table:table-cell>
              <table:table-cell office:value-type="float" office:value="2.10941">
                <text:p>2.10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937">
                <text:p>136.937</text:p>
              </table:table-cell>
              <table:table-cell office:value-type="float" office:value="59.7857">
                <text:p>59.7857</text:p>
              </table:table-cell>
              <table:table-cell office:value-type="float" office:value="22.7524">
                <text:p>22.7524</text:p>
              </table:table-cell>
              <table:table-cell office:value-type="float" office:value="1.59988">
                <text:p>1.59988</text:p>
              </table:table-cell>
              <table:table-cell office:value-type="float" office:value="1.56939">
                <text:p>1.56939</text:p>
              </table:table-cell>
              <table:table-cell office:value-type="float" office:value="4.41639">
                <text:p>4.41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2.775">
                <text:p>552.775</text:p>
              </table:table-cell>
              <table:table-cell office:value-type="float" office:value="238.78">
                <text:p>238.78</text:p>
              </table:table-cell>
              <table:table-cell office:value-type="float" office:value="92.2643">
                <text:p>92.2643</text:p>
              </table:table-cell>
              <table:table-cell office:value-type="float" office:value="3.30706">
                <text:p>3.30706</text:p>
              </table:table-cell>
              <table:table-cell office:value-type="float" office:value="3.25184">
                <text:p>3.25184</text:p>
              </table:table-cell>
              <table:table-cell office:value-type="float" office:value="9.32505">
                <text:p>9.32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3.43">
                <text:p>2143.43</text:p>
              </table:table-cell>
              <table:table-cell office:value-type="float" office:value="959.689">
                <text:p>959.689</text:p>
              </table:table-cell>
              <table:table-cell office:value-type="float" office:value="368.286">
                <text:p>368.286</text:p>
              </table:table-cell>
              <table:table-cell office:value-type="float" office:value="7.83673">
                <text:p>7.83673</text:p>
              </table:table-cell>
              <table:table-cell office:value-type="float" office:value="6.63541">
                <text:p>6.63541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3.18">
                <text:p>8043.18</text:p>
              </table:table-cell>
              <table:table-cell office:value-type="float" office:value="3895.48">
                <text:p>3895.48</text:p>
              </table:table-cell>
              <table:table-cell office:value-type="float" office:value="1476.83">
                <text:p>1476.83</text:p>
              </table:table-cell>
              <table:table-cell office:value-type="float" office:value="16.7703">
                <text:p>16.7703</text:p>
              </table:table-cell>
              <table:table-cell office:value-type="float" office:value="14.3579">
                <text:p>14.3579</text:p>
              </table:table-cell>
              <table:table-cell office:value-type="float" office:value="40.4329">
                <text:p>40.4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963.2">
                <text:p>31963.2</text:p>
              </table:table-cell>
              <table:table-cell office:value-type="float" office:value="15729.6">
                <text:p>15729.6</text:p>
              </table:table-cell>
              <table:table-cell office:value-type="float" office:value="5861.53">
                <text:p>5861.53</text:p>
              </table:table-cell>
              <table:table-cell office:value-type="float" office:value="43.779">
                <text:p>43.779</text:p>
              </table:table-cell>
              <table:table-cell office:value-type="float" office:value="31.4672">
                <text:p>31.4672</text:p>
              </table:table-cell>
              <table:table-cell office:value-type="float" office:value="83.5207">
                <text:p>83.5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